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style:writing-mode="page"/>
      <style:text-properties style:font-name="Times"/>
    </style:style>
    <style:style style:name="P2" style:family="paragraph" style:parent-style-name="Standard">
      <style:paragraph-properties fo:line-height="150%" fo:text-align="justify" style:justify-single-word="false" style:writing-mode="page"/>
      <style:text-properties style:font-name="Times" officeooo:paragraph-rsid="000ac834"/>
    </style:style>
    <style:style style:name="P3" style:family="paragraph" style:parent-style-name="Standard">
      <style:paragraph-properties fo:line-height="150%" fo:text-align="justify" style:justify-single-word="false" style:writing-mode="page"/>
      <style:text-properties officeooo:paragraph-rsid="000d1a31"/>
    </style:style>
    <style:style style:name="P4" style:family="paragraph" style:parent-style-name="Standard">
      <style:paragraph-properties fo:line-height="150%" fo:text-align="justify" style:justify-single-word="false" style:writing-mode="page"/>
      <style:text-properties officeooo:paragraph-rsid="000e5980"/>
    </style:style>
    <style:style style:name="P5" style:family="paragraph" style:parent-style-name="Standard">
      <style:paragraph-properties fo:line-height="150%" fo:text-align="justify" style:justify-single-word="false" style:writing-mode="page"/>
      <style:text-properties officeooo:paragraph-rsid="0010515d"/>
    </style:style>
    <style:style style:name="T1" style:family="text">
      <style:text-properties officeooo:rsid="000ac834"/>
    </style:style>
    <style:style style:name="T2" style:family="text">
      <style:text-properties officeooo:rsid="000ba81a"/>
    </style:style>
    <style:style style:name="T3" style:family="text">
      <style:text-properties officeooo:rsid="000d1a31"/>
    </style:style>
    <style:style style:name="T4" style:family="text">
      <style:text-properties style:font-name="Times"/>
    </style:style>
    <style:style style:name="T5" style:family="text">
      <style:text-properties style:font-name="Times" officeooo:rsid="000ba81a"/>
    </style:style>
    <style:style style:name="T6" style:family="text">
      <style:text-properties officeooo:rsid="000e5980"/>
    </style:style>
    <style:style style:name="T7" style:family="text">
      <style:text-properties officeooo:rsid="000fe45b"/>
    </style:style>
    <style:style style:name="T8" style:family="text">
      <style:text-properties officeooo:rsid="001051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</text:span> processo de dicotomia entre educação profissional para os trabalhadores e propedêutica para as elites no Brasil teve o respaldo do Estado Brasileiro, visando garantir, especificamente a partir dos anos de 1950, a formação de uma mão de obra nacional e não estrangeira, propiciando crescimento econômico em detrimento de uma política educacional na perspectiva de uma formação integral destes trabalhadores. <text:span text:style-name="T1">A</text:span>s leis orgânicas da reforma de Capanema foram um marco para o ensino profissional no país, <text:s/>agora se falava do ensino técnico-industrial no âmbitos: industrial, comercial, agrícola, profissional e normal. Essa proces<text:span text:style-name="T1">s</text:span>ualidade garantiu o dualismo: ensino secundário e superior para as elites e escolas primárias e profissionais para os trabalhadores. <text:span text:style-name="T1">P</text:span>ara consolidar o ensino industrial, o governo obrigouse a criar um sistema paralelo ao ensino oficial, o Serviço Nacional dos Industriários <text:span text:style-name="T2">(SENAI)</text:span>, expondo a incapacidade governamental em prover a formação profissional em larga escala. </text:p>
      <text:p text:style-name="P2"/>
      <text:p text:style-name="P3"><text:span text:style-name="T5">N</text:span><text:span text:style-name="T4">o campo do ensino profissional, vislumbramos um contexto de ameaças externas ao SENAI e suas estratégias de enfrentamento, assim como críticas as escolas técnicas da rede federal e a política educacional de recomposição da dualidade estrutural da educação brasileira. </text:span><text:span text:style-name="T5">Nos anos 90 no governo de Fernando Henrique Cardoso, medidas legislativas e institucionais consolidaram a dicotomia entre educação profissional e propedêutica. O que </text:span><text:span text:style-name="T4">intensificou o estreitamento de laços da educação profissional com o setor produtivo, </text:span><text:span text:style-name="T5">havendo uma separação entre ensino médio (chamado acadêmico) e ensino profissional (denominado na LDB de educação profissional), proibindo-se o ensino integrado, dividindo a educação profissional em módulos: básico, técnico e tecnológico. É válido destacar que a Lei de Diretrizes e Bases da Educação Nacional (LDB) de 96 apresenta perspectivas duais sobre o assunto e defende o ensino médio sob uma concepção profissionalizante, sempre focada no trabalho.</text:span></text:p>
      <text:p text:style-name="P3"><text:span text:style-name="T5"/></text:p>
      <text:p text:style-name="P3">O <text:span text:style-name="T3">então Presidente Lula em</text:span> 2004 vem resgatar a ideia de articulação entre ensino médio e a educação profissional e consolidar a base unitária de ensino médio, incluindo a formação específica para o exercício das profissões técnicas. Possibilitou a abertura para formação integral, mas não garantiu sua efetivação. <text:span text:style-name="T3">Deste </text:span>modo, permitiu não uma dualidade, mas uma multiplicidade de possibilidades na relação entre ensino médio e educação profissional, efetivando o seu caráter flexível. <text:span text:style-name="T3">Ne</text:span>s<text:span text:style-name="T3">t</text:span>e cenário <text:span text:style-name="T3">as</text:span> demandas de mercado e deliberações internacionais de organismo multilaterais, foram peças determinantes de sustentação das reformas da educação no Brasil, cujos rebatimentos deságuam na afirmação da importância estratégica da escola para a nova ordem mundial.</text:p>
      <text:p text:style-name="P3"/>
      <text:p text:style-name="P3"><text:span text:style-name="T3">O</text:span> Ministério do Trabalho para atender as requisições do setor produtivo compreendeu ser necessário o desenvolvimento de habilidades básicas e habilidades específicas. O que somente aconteceria com uma profunda reestruturação das instituições ligadas ao ensino profissionalizante. A articulação entre o MEC e o Ministério do Trabalho na Política Nacional de Educação levou a <text:soft-page-break/>uma divisão de tarefas, alicerçadas numa visão fragmentada e distorcida do papel da formação profissional. Aos setores da sociedade marginalizados economicamente foi reservada uma formação de caráter residual para atender aos interesses da produção. Configurando-se como uma contenção de classes. </text:p>
      <text:p text:style-name="P3"/>
      <text:p text:style-name="P4"><text:span text:style-name="T3">S</text:span>urgiram os conceitos de empregabilidade e competência para melhor adequar a educação aos imperativos da nova ordem econômica bem como para retirar das elites capitalistas a responsabilidade pela exclusão social. O termo empregabilidade está relacionado à manutenção de um mercado de trabalho em constantes mutações. <text:span text:style-name="T3">Já o</text:span> conceito de competência, <text:span text:style-name="T3">perpetua em</text:span> construiu estratégias concretas definidas em função do conflito entre capital e trabalho. <text:span text:style-name="T3">O que </text:span>leva a refletir sobre em que patamar a qualificação vem sendo colocada. <text:span text:style-name="T6">De forma a tornar urgente pensar em um sistema de ensino profissional </text:span>que alie formação sob a perspectiva da integralidade, de modo a favorecer o processo de reflexão crítica sobre a realidade da educação profissional brasileira. </text:p>
      <text:p text:style-name="P4"/>
      <text:p text:style-name="P4"><text:span text:style-name="T6">A</text:span> organização da Escola <text:span text:style-name="T6">atua na</text:span> perspectiva do fortalecimento de uma formação integral, aponta<text:span text:style-name="T6">ndo</text:span> recomendações para a criação de uma escola capaz de formar discentes para além do mercado de trabalho, ou seja, capaz de viabilizar o desenvolvimento da maturidade e capacidade, para a criação intelectual e prática. <text:span text:style-name="T6">A</text:span> proposta de uma Escola única inicial de cultura geral deve ser de natureza humanista e formativa, com a capacidade de equilíbrio entre a capacidade de trabalhar manualmente, tecnicamente, industrialmente e intelectualmente. </text:p>
      <text:p text:style-name="P4"/>
      <text:p text:style-name="P4">É <text:span text:style-name="T7">importante neste cenário</text:span> distingui<text:span text:style-name="T7">r</text:span> a diferença entre formação integral e formação integrada. No contexto atual das políticas públicas em educação fala-se muito em educação de tempo integral das crianças e adolescentes. <text:span text:style-name="T7">A</text:span> educação em tempo integral <text:span text:style-name="T7">deve</text:span> atender, <text:span text:style-name="T7">os</text:span> sujeitos no desenvolvimento qualitativo de todas as suas dimensões pessoais: afetividade, corporeidade e racionalidade. Se a educação integral está posta para as pessoas em desenvolvimento, crianças e adolescentes, a educação ou formação integrada está posta para o trabalhador, que se encontra numa condição de exercício de atividades produtivas que requerem cada vez mais qualificação profissional.</text:p>
      <text:p text:style-name="P5"/>
      <text:p text:style-name="P5">Por fim, o grande desafio recai sobre as questões político<text:span text:style-name="T7">-</text:span>pedagógicas. É nesse campo que se traduz os verdadeiros embates em torno da formação integrada <text:span text:style-name="T7">ou integral</text:span>. Trata-se do campo que envolve a gestão da escola e a prática pedagógica de professores e alunos. É neste espaço que se pode ou não construir práticas pedagógicas verdadeiramente integradas, alicerçadas na concepção de <text:soft-page-break/>currículo integrado, projetos integradores, capazes de romper com a lógica de habilidades e competências pontuais que dispensam o pensamento crítico e o saber acumulado pela humanidade. 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5:57:35.588891932</meta:creation-date>
    <dc:date>2019-02-06T16:53:27.621818080</dc:date>
    <meta:editing-duration>PT2M19S</meta:editing-duration>
    <meta:editing-cycles>1</meta:editing-cycles>
    <meta:document-statistic meta:table-count="0" meta:image-count="0" meta:object-count="0" meta:page-count="3" meta:paragraph-count="8" meta:word-count="862" meta:character-count="5943" meta:non-whitespace-character-count="5083"/>
    <meta:generator>LibreOffice/5.2.3.3$MacOSX_X86_64 LibreOffice_project/d54a8868f08a7b39642414cf2c8ef2f228f780cf</meta:generator>
  </office:meta>
</office:document-meta>
</file>